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racters</text:p>
          </table:table-cell>
          <table:table-cell office:value-type="float" office:value="970" calcext:value-type="float">
            <text:p>9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 per character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ts</text:p>
          </table:table-cell>
          <table:table-cell table:formula="of:=[.B1]*[.B2]" office:value-type="float" office:value="10670" calcext:value-type="float">
            <text:p>1067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urst putchar()</text:p>
          </table:table-cell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Fast track</text:p>
          </table:table-cell>
          <table:table-cell table:style-name="ce2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  <table:table-cell table:style-name="ce4" office:value-type="string" calcext:value-type="string">
            <text:p>Baseline</text:p>
          </table:table-cell>
          <table:table-cell table:style-name="ce4" office:value-type="string" calcext:value-type="string">
            <text:p>Fast track</text:p>
          </table:table-cell>
          <table:table-cell table:style-name="ce4" office:value-type="string" calcext:value-type="string">
            <text:p>Sync delay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1109706" office:value-type="float" office:value="1109706" calcext:value-type="float">
            <text:p>1109706</text:p>
          </table:table-cell>
          <table:table-cell table:number-columns-repeated="2" office:value-type="float" office:value="1109696" calcext:value-type="float">
            <text:p>1109696</text:p>
          </table:table-cell>
          <table:table-cell table:formula="of:=Bits*1000/[.B6]" office:value-type="float" office:value="9.61515933048934" calcext:value-type="float">
            <text:p>9.6</text:p>
          </table:table-cell>
          <table:table-cell table:formula="of:=Bits*1000/[.C6]" office:value-type="float" office:value="9.61524597727666" calcext:value-type="float">
            <text:p>9.6</text:p>
          </table:table-cell>
          <table:table-cell table:formula="of:=Bits*1000/[.D6]" office:value-type="float" office:value="9.61524597727666" calcext:value-type="float">
            <text:p>9.6</text:p>
          </table:table-cell>
          <table:table-cell table:style-name="ce5" table:formula="of:=[.E6]*1000/[.A6]" office:value-type="percentage" office:value="1.00157909692597" calcext:value-type="percentage">
            <text:p>100.16%</text:p>
          </table:table-cell>
          <table:table-cell table:style-name="ce5" table:formula="of:=[.F6]*1000/[.A6]" office:value-type="percentage" office:value="1.00158812263299" calcext:value-type="percentage">
            <text:p>100.16%</text:p>
          </table:table-cell>
          <table:table-cell table:style-name="ce5" table:formula="of:=[.G6]*1000/[.A6]" office:value-type="percentage" office:value="1.00158812263299" calcext:value-type="percentage">
            <text:p>100.16%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86748" calcext:value-type="float">
            <text:p>186748</text:p>
          </table:table-cell>
          <table:table-cell table:number-columns-repeated="2" office:value-type="float" office:value="186736" calcext:value-type="float">
            <text:p>186736</text:p>
          </table:table-cell>
          <table:table-cell table:formula="of:=Bits*1000/[.B7]" office:value-type="float" office:value="57.1358193929788" calcext:value-type="float">
            <text:p>57.1</text:p>
          </table:table-cell>
          <table:table-cell table:formula="of:=Bits*1000/[.C7]" office:value-type="float" office:value="57.1394910461829" calcext:value-type="float">
            <text:p>57.1</text:p>
          </table:table-cell>
          <table:table-cell table:formula="of:=Bits*1000/[.D7]" office:value-type="float" office:value="57.1394910461829" calcext:value-type="float">
            <text:p>57.1</text:p>
          </table:table-cell>
          <table:table-cell table:style-name="ce5" table:formula="of:=[.E7]*1000/[.A7]" office:value-type="percentage" office:value="0.991941308905881" calcext:value-type="percentage">
            <text:p>99.19%</text:p>
          </table:table-cell>
          <table:table-cell table:style-name="ce5" table:formula="of:=[.F7]*1000/[.A7]" office:value-type="percentage" office:value="0.992005052885119" calcext:value-type="percentage">
            <text:p>99.20%</text:p>
          </table:table-cell>
          <table:table-cell table:style-name="ce5" table:formula="of:=[.G7]*1000/[.A7]" office:value-type="percentage" office:value="0.992005052885119" calcext:value-type="percentage">
            <text:p>99.20%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04" calcext:value-type="float">
            <text:p>90704</text:p>
          </table:table-cell>
          <table:table-cell table:formula="of:=Bits*1000/[.B8]" office:value-type="float" office:value="117.619824507253" calcext:value-type="float">
            <text:p>117.6</text:p>
          </table:table-cell>
          <table:table-cell table:formula="of:=Bits*1000/[.C8]" office:value-type="float" office:value="117.635385429529" calcext:value-type="float">
            <text:p>117.6</text:p>
          </table:table-cell>
          <table:table-cell table:formula="of:=Bits*1000/[.D8]" office:value-type="float" office:value="117.635385429529" calcext:value-type="float">
            <text:p>117.6</text:p>
          </table:table-cell>
          <table:table-cell table:style-name="ce5" table:formula="of:=[.E8]*1000/[.A8]" office:value-type="percentage" office:value="1.02100542106991" calcext:value-type="percentage">
            <text:p>102.10%</text:p>
          </table:table-cell>
          <table:table-cell table:style-name="ce5" table:formula="of:=[.F8]*1000/[.A8]" office:value-type="percentage" office:value="1.02114049852022" calcext:value-type="percentage">
            <text:p>102.11%</text:p>
          </table:table-cell>
          <table:table-cell table:style-name="ce5" table:formula="of:=[.G8]*1000/[.A8]" office:value-type="percentage" office:value="1.02114049852022" calcext:value-type="percentage">
            <text:p>102.11%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48036" calcext:value-type="float">
            <text:p>48036</text:p>
          </table:table-cell>
          <table:table-cell table:number-columns-repeated="2" office:value-type="float" office:value="48024" calcext:value-type="float">
            <text:p>48024</text:p>
          </table:table-cell>
          <table:table-cell table:formula="of:=Bits*1000/[.B9]" office:value-type="float" office:value="222.12507286202" calcext:value-type="float">
            <text:p>222.1</text:p>
          </table:table-cell>
          <table:table-cell table:formula="of:=Bits*1000/[.C9]" office:value-type="float" office:value="222.180576378477" calcext:value-type="float">
            <text:p>222.2</text:p>
          </table:table-cell>
          <table:table-cell table:formula="of:=Bits*1000/[.D9]" office:value-type="float" office:value="222.180576378477" calcext:value-type="float">
            <text:p>222.2</text:p>
          </table:table-cell>
          <table:table-cell table:style-name="ce5" table:formula="of:=[.E9]*1000/[.A9]" office:value-type="percentage" office:value="0.964084517630296" calcext:value-type="percentage">
            <text:p>96.41%</text:p>
          </table:table-cell>
          <table:table-cell table:style-name="ce5" table:formula="of:=[.F9]*1000/[.A9]" office:value-type="percentage" office:value="0.964325418309364" calcext:value-type="percentage">
            <text:p>96.43%</text:p>
          </table:table-cell>
          <table:table-cell table:style-name="ce5" table:formula="of:=[.G9]*1000/[.A9]" office:value-type="percentage" office:value="0.964325418309364" calcext:value-type="percentage">
            <text:p>96.43%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2700" calcext:value-type="float">
            <text:p>42700</text:p>
          </table:table-cell>
          <table:table-cell table:number-columns-repeated="2" office:value-type="float" office:value="42692" calcext:value-type="float">
            <text:p>42692</text:p>
          </table:table-cell>
          <table:table-cell table:formula="of:=Bits*1000/[.B10]" office:value-type="float" office:value="249.882903981265" calcext:value-type="float">
            <text:p>249.9</text:p>
          </table:table-cell>
          <table:table-cell table:formula="of:=Bits*1000/[.C10]" office:value-type="float" office:value="249.929729223274" calcext:value-type="float">
            <text:p>249.9</text:p>
          </table:table-cell>
          <table:table-cell table:formula="of:=Bits*1000/[.D10]" office:value-type="float" office:value="249.929729223274" calcext:value-type="float">
            <text:p>249.9</text:p>
          </table:table-cell>
          <table:table-cell table:style-name="ce5" table:formula="of:=[.E10]*1000/[.A10]" office:value-type="percentage" office:value="0.999531615925058" calcext:value-type="percentage">
            <text:p>99.95%</text:p>
          </table:table-cell>
          <table:table-cell table:style-name="ce5" table:formula="of:=[.F10]*1000/[.A10]" office:value-type="percentage" office:value="0.999718916893095" calcext:value-type="percentage">
            <text:p>99.97%</text:p>
          </table:table-cell>
          <table:table-cell table:style-name="ce5" table:formula="of:=[.G10]*1000/[.A10]" office:value-type="percentage" office:value="0.999718916893095" calcext:value-type="percentage">
            <text:p>99.97%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304" calcext:value-type="float">
            <text:p>25304</text:p>
          </table:table-cell>
          <table:table-cell table:number-columns-repeated="2" office:value-type="float" office:value="21352" calcext:value-type="float">
            <text:p>21352</text:p>
          </table:table-cell>
          <table:table-cell table:formula="of:=Bits*1000/[.B11]" office:value-type="float" office:value="421.672462851723" calcext:value-type="float">
            <text:p>421.7</text:p>
          </table:table-cell>
          <table:table-cell table:formula="of:=Bits*1000/[.C11]" office:value-type="float" office:value="499.718995878606" calcext:value-type="float">
            <text:p>499.7</text:p>
          </table:table-cell>
          <table:table-cell table:formula="of:=Bits*1000/[.D11]" office:value-type="float" office:value="499.718995878606" calcext:value-type="float">
            <text:p>499.7</text:p>
          </table:table-cell>
          <table:table-cell table:style-name="ce5" table:formula="of:=[.E11]*1000/[.A11]" office:value-type="percentage" office:value="0.843344925703446" calcext:value-type="percentage">
            <text:p>84.33%</text:p>
          </table:table-cell>
          <table:table-cell table:style-name="ce5" table:formula="of:=[.F11]*1000/[.A11]" office:value-type="percentage" office:value="0.999437991757212" calcext:value-type="percentage">
            <text:p>99.94%</text:p>
          </table:table-cell>
          <table:table-cell table:style-name="ce5" table:formula="of:=[.G11]*1000/[.A11]" office:value-type="percentage" office:value="0.999437991757212" calcext:value-type="percentage">
            <text:p>99.94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304" calcext:value-type="float">
            <text:p>25304</text:p>
          </table:table-cell>
          <table:table-cell office:value-type="float" office:value="12108" calcext:value-type="float">
            <text:p>12108</text:p>
          </table:table-cell>
          <table:table-cell office:value-type="float" office:value="10724" calcext:value-type="float">
            <text:p>10724</text:p>
          </table:table-cell>
          <table:table-cell table:formula="of:=Bits*1000/[.B12]" office:value-type="float" office:value="421.672462851723" calcext:value-type="float">
            <text:p>421.7</text:p>
          </table:table-cell>
          <table:table-cell table:formula="of:=Bits*1000/[.C12]" office:value-type="float" office:value="881.235546745953" calcext:value-type="float">
            <text:p>881.2</text:p>
          </table:table-cell>
          <table:table-cell table:formula="of:=Bits*1000/[.D12]" office:value-type="float" office:value="994.964565460649" calcext:value-type="float">
            <text:p>995.0</text:p>
          </table:table-cell>
          <table:table-cell table:style-name="ce5" table:formula="of:=[.E12]*1000/[.A12]" office:value-type="percentage" office:value="0.421672462851723" calcext:value-type="percentage">
            <text:p>42.17%</text:p>
          </table:table-cell>
          <table:table-cell table:style-name="ce5" table:formula="of:=[.F12]*1000/[.A12]" office:value-type="percentage" office:value="0.881235546745953" calcext:value-type="percentage">
            <text:p>88.12%</text:p>
          </table:table-cell>
          <table:table-cell table:style-name="ce5" table:formula="of:=[.G12]*1000/[.A12]" office:value-type="percentage" office:value="0.994964565460649" calcext:value-type="percentage">
            <text:p>99.50%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5034" calcext:value-type="float">
            <text:p>25034</text:p>
          </table:table-cell>
          <table:table-cell office:value-type="float" office:value="6052" calcext:value-type="float">
            <text:p>6052</text:p>
          </table:table-cell>
          <table:table-cell office:value-type="float" office:value="6164" calcext:value-type="float">
            <text:p>6164</text:p>
          </table:table-cell>
          <table:table-cell table:formula="of:=Bits*1000/[.B13]" office:value-type="float" office:value="426.220340337142" calcext:value-type="float">
            <text:p>426.2</text:p>
          </table:table-cell>
          <table:table-cell table:formula="of:=Bits*1000/[.C13]" office:value-type="float" office:value="1763.05353602115" calcext:value-type="float">
            <text:p>1763.1</text:p>
          </table:table-cell>
          <table:table-cell table:formula="of:=Bits*1000/[.D13]" office:value-type="float" office:value="1731.01881894873" calcext:value-type="float">
            <text:p>1731.0</text:p>
          </table:table-cell>
          <table:table-cell table:style-name="ce5" table:formula="of:=[.E13]*1000/[.A13]" office:value-type="percentage" office:value="0.213110170168571" calcext:value-type="percentage">
            <text:p>21.31%</text:p>
          </table:table-cell>
          <table:table-cell table:style-name="ce5" table:formula="of:=[.F13]*1000/[.A13]" office:value-type="percentage" office:value="0.881526768010575" calcext:value-type="percentage">
            <text:p>88.15%</text:p>
          </table:table-cell>
          <table:table-cell table:style-name="ce5" table:formula="of:=[.G13]*1000/[.A13]" office:value-type="percentage" office:value="0.865509409474367" calcext:value-type="percentage">
            <text:p>86.55%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0.3409in" svg:y="0.1461in">
            <draw:object draw:notify-on-update-of-ranges="Sheet1.A6:Sheet1.A13 Sheet1.H5:Sheet1.H5 Sheet1.H6:Sheet1.H13 Sheet1.I5:Sheet1.I5 Sheet1.I6:Sheet1.I13 Sheet1.J5:Sheet1.J5 Sheet1.J6:Sheet1.J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Bits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16:50:47.003326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6:06:09.584437492</meta:creation-date>
    <dc:date>2015-09-23T17:22:29.816634297</dc:date>
    <meta:editing-duration>PT8H37M40S</meta:editing-duration>
    <meta:editing-cycles>5</meta:editing-cycles>
    <meta:generator>LibreOffice/4.2.8.2$Linux_x86 LibreOffice_project/420m0$Build-2</meta:generator>
    <meta:document-statistic meta:table-count="2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5cm" svg:y="3.703cm" style:legend-expansion="high" chart:style-name="ch2"/>
        <chart:plot-area chart:style-name="ch3" table:cell-range-address="Sheet1.A6:Sheet1.A13 Sheet1.H5:Sheet1.J13" chart:data-source-has-labels="both" svg:x="1.331cm" svg:y="0.18cm" svg:width="11.285cm" svg:height="7.659cm">
          <chartooo:coordinate-region svg:x="2.931cm" svg:y="0.38cm" svg:width="9.035cm" svg:height="6.414cm"/>
          <chart:axis chart:dimension="x" chart:name="primary-x" chart:style-name="ch4" chartooo:axis-type="auto">
            <chartooo:date-scale/>
            <chart:title svg:x="6.651cm" svg:y="8.019cm" chart:style-name="ch5">
              <text:p>bps</text:p>
            </chart:title>
            <chart:categories table:cell-range-address="Sheet1.A6:Sheet1.A13"/>
          </chart:axis>
          <chart:axis chart:dimension="y" chart:name="primary-y" chart:style-name="ch6">
            <chart:title svg:x="0.451cm" svg:y="5.535cm" chart:style-name="ch7">
              <text:p>effective baud-rate%</text:p>
            </chart:title>
            <chart:grid chart:style-name="ch8" chart:class="major"/>
          </chart:axis>
          <chart:series chart:style-name="ch9" chart:values-cell-range-address="Sheet1.H6:Sheet1.H13" chart:label-cell-address="Sheet1.H5:Sheet1.H5" chart:class="chart:line">
            <chart:data-point chart:repeated="8"/>
          </chart:series>
          <chart:series chart:style-name="ch10" chart:values-cell-range-address="Sheet1.I6:Sheet1.I13" chart:label-cell-address="Sheet1.I5:Sheet1.I5" chart:class="chart:line">
            <chart:data-point chart:repeated="8"/>
          </chart:series>
          <chart:series chart:style-name="ch11" chart:values-cell-range-address="Sheet1.J6:Sheet1.J13" chart:label-cell-address="Sheet1.J5:Sheet1.J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H5:Sheet1.H5</svg:desc>
                </draw:g>
              </table:table-cell>
              <table:table-cell office:value-type="string">
                <text:p>Fast track</text:p>
                <draw:g>
                  <svg:desc>Sheet1.I5:Sheet1.I5</svg:desc>
                </draw:g>
              </table:table-cell>
              <table:table-cell office:value-type="string">
                <text:p>Sync delay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float" office:value="9600">
                <text:p>9600</text:p>
                <draw:g>
                  <svg:desc>Sheet1.A6:Sheet1.A13</svg:desc>
                </draw:g>
              </table:table-cell>
              <table:table-cell office:value-type="float" office:value="1.00157909692597">
                <text:p>1.00157909692597</text:p>
                <draw:g>
                  <svg:desc>Sheet1.H6:Sheet1.H13</svg:desc>
                </draw:g>
              </table:table-cell>
              <table:table-cell office:value-type="float" office:value="1.00158812263299">
                <text:p>1.00158812263299</text:p>
                <draw:g>
                  <svg:desc>Sheet1.I6:Sheet1.I13</svg:desc>
                </draw:g>
              </table:table-cell>
              <table:table-cell office:value-type="float" office:value="1.00158812263299">
                <text:p>1.00158812263299</text:p>
                <draw:g>
                  <svg:desc>Sheet1.J6:Sheet1.J13</svg:desc>
                </draw:g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991941308905881">
                <text:p>0.991941308905881</text:p>
              </table:table-cell>
              <table:table-cell office:value-type="float" office:value="0.992005052885119">
                <text:p>0.992005052885119</text:p>
              </table:table-cell>
              <table:table-cell office:value-type="float" office:value="0.992005052885119">
                <text:p>0.992005052885119</text:p>
              </table:table-cell>
            </table:table-row>
            <table:table-row>
              <table:table-cell office:value-type="float" office:value="115200">
                <text:p>115200</text:p>
              </table:table-cell>
              <table:table-cell office:value-type="float" office:value="1.02100542106991">
                <text:p>1.02100542106991</text:p>
              </table:table-cell>
              <table:table-cell office:value-type="float" office:value="1.02114049852022">
                <text:p>1.02114049852022</text:p>
              </table:table-cell>
              <table:table-cell office:value-type="float" office:value="1.02114049852022">
                <text:p>1.02114049852022</text:p>
              </table:table-cell>
            </table:table-row>
            <table:table-row>
              <table:table-cell office:value-type="float" office:value="230400">
                <text:p>230400</text:p>
              </table:table-cell>
              <table:table-cell office:value-type="float" office:value="0.964084517630296">
                <text:p>0.964084517630296</text:p>
              </table:table-cell>
              <table:table-cell office:value-type="float" office:value="0.964325418309364">
                <text:p>0.964325418309364</text:p>
              </table:table-cell>
              <table:table-cell office:value-type="float" office:value="0.964325418309364">
                <text:p>0.96432541830936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999531615925058">
                <text:p>0.999531615925058</text:p>
              </table:table-cell>
              <table:table-cell office:value-type="float" office:value="0.999718916893095">
                <text:p>0.999718916893095</text:p>
              </table:table-cell>
              <table:table-cell office:value-type="float" office:value="0.999718916893095">
                <text:p>0.99971891689309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843344925703446">
                <text:p>0.843344925703446</text:p>
              </table:table-cell>
              <table:table-cell office:value-type="float" office:value="0.999437991757212">
                <text:p>0.999437991757212</text:p>
              </table:table-cell>
              <table:table-cell office:value-type="float" office:value="0.999437991757212">
                <text:p>0.99943799175721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21672462851723">
                <text:p>0.421672462851723</text:p>
              </table:table-cell>
              <table:table-cell office:value-type="float" office:value="0.881235546745953">
                <text:p>0.881235546745953</text:p>
              </table:table-cell>
              <table:table-cell office:value-type="float" office:value="0.994964565460649">
                <text:p>0.99496456546064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13110170168571">
                <text:p>0.213110170168571</text:p>
              </table:table-cell>
              <table:table-cell office:value-type="float" office:value="0.881526768010575">
                <text:p>0.881526768010575</text:p>
              </table:table-cell>
              <table:table-cell office:value-type="float" office:value="0.865509409474367">
                <text:p>0.865509409474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